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5.211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2.378cm"/>
    </style:style>
    <style:style style:name="co14" style:family="table-column">
      <style:table-column-properties fo:break-before="auto" style:column-width="4.8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5.666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4.304cm"/>
    </style:style>
    <style:style style:name="co19" style:family="table-column">
      <style:table-column-properties fo:break-before="auto" style:column-width="3.249cm"/>
    </style:style>
    <style:style style:name="co20" style:family="table-column">
      <style:table-column-properties fo:break-before="auto" style:column-width="3.903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4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14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Click Here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Click Here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Base NRF24L01 is sufficient</text:p>
          </table:table-cell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Click Here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5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Click Here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Click Here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FLIRC Raspberry Pi Zero Cas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ase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7071 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flirc-raspberry-pi-zero-case.html" xlink:type="simple">Click Here</text:a></text:p>
          </table:table-cell>
          <table:table-cell table:style-name="ce8"/>
          <table:table-cell table:style-name="ce19" office:value-type="currency" office:currency="AUD" office:value="20.95" calcext:value-type="currency">
            <text:p>$20.95</text:p>
          </table:table-cell>
          <table:table-cell table:style-name="ce65" table:formula="of:=IF(NOT(ISBLANK([.A9])); ([.L9]*[.D9])*[.C9];&quot;&quot;)" office:value-type="currency" office:currency="AUD" office:value="20.95" calcext:value-type="currency">
            <text:p>$20.95</text:p>
          </table:table-cell>
          <table:table-cell table:style-name="ce25" office:value-type="float" office:value="1" calcext:value-type="float">
            <text:p>1.0</text:p>
          </table:table-cell>
          <table:table-cell table:style-name="ce8" office:value-type="string" calcext:value-type="string">
            <text:p>OPTIONAL</text:p>
          </table:table-cell>
          <table:table-cell table:number-columns-repeated="16369"/>
        </table:table-row>
        <table:table-row table:style-name="ro3">
          <table:table-cell table:style-name="ce9"/>
          <table:table-cell table:style-name="ce14"/>
          <table:table-cell table:style-name="ce9" table:number-columns-repeated="9"/>
          <table:table-cell table:style-name="ce20" table:number-columns-repeated="2"/>
          <table:table-cell table:style-name="ce26"/>
          <table:table-cell table:style-name="ce9"/>
          <table:table-cell table:number-columns-repeated="16369"/>
        </table:table-row>
        <table:table-row table:style-name="ro3">
          <table:table-cell table:style-name="ce8" table:number-columns-repeated="15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2])); [.L12]*[.C12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5])" office:value-type="currency" office:currency="AUD" office:value="111.75" calcext:value-type="currency">
            <text:p>$111.7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3])); [.L13]*[.C1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4])); [.L14]*[.C1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5])); [.L15]*[.C1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6])); [.L16]*[.C1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7])); [.L17]*[.C1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8])); [.L18]*[.C1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9])); [.L19]*[.C1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0])); [.L20]*[.C2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1])); [.L21]*[.C2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2])); [.L22]*[.C2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3])); [.L23]*[.C2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4])); [.L24]*[.C2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5])); [.L25]*[.C2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6])); [.L26]*[.C2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7])); [.L27]*[.C2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8])); [.L28]*[.C2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9])); [.L29]*[.C2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0])); [.L30]*[.C3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1])); [.L31]*[.C3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3])); [.L33]*[.C3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4])); [.L34]*[.C3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6" table:default-cell-style-name="ce62"/>
        <table:table-column table:style-name="co3" table:default-cell-style-name="ce23"/>
        <table:table-column table:style-name="co17" table:default-cell-style-name="ce23"/>
        <table:table-column table:style-name="co18" table:default-cell-style-name="ce62"/>
        <table:table-column table:style-name="co19" table:default-cell-style-name="ce23"/>
        <table:table-column table:style-name="co7" table:default-cell-style-name="ce23"/>
        <table:table-column table:style-name="co20" table:default-cell-style-name="ce23"/>
        <table:table-column table:style-name="co9" table:default-cell-style-name="ce23"/>
        <table:table-column table:style-name="co10" table:default-cell-style-name="ce23"/>
        <table:table-column table:style-name="co21" table:default-cell-style-name="ce23"/>
        <table:table-column table:style-name="co12" table:default-cell-style-name="ce36"/>
        <table:table-column table:style-name="co11" table:default-cell-style-name="ce23"/>
        <table:table-column table:style-name="co13" table:default-cell-style-name="ce44"/>
        <table:table-column table:style-name="co22" table:default-cell-style-name="ce23"/>
        <table:table-column table:style-name="co15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Click Here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Click Here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Click Here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Click Here</text:a></text:p>
          </table:table-cell>
          <table:table-cell table:style-name="ce9" office:value-type="string" calcext:value-type="string">
            <text:p><text:a xlink:href="https://www.diodes.com/assets/Datasheets/AH180.pdf" xlink:type="simple">Click Here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Click Here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Click Here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65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Click Here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Click Here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18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4"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Arduino Nano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rduino Nano for processing sensor data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51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nano-v3-0-board.html" xlink:type="simple">Click Here</text:a></text:p>
          </table:table-cell>
          <table:table-cell table:style-name="ce8" office:value-type="string" calcext:value-type="string">
            <text:p><text:a xlink:href="https://core-electronics.com.au/attachments/uploads/CE05101_Datasheet.pdf" xlink:type="simple">Click Here</text:a></text:p>
          </table:table-cell>
          <table:table-cell table:style-name="ce19" office:value-type="currency" office:currency="AUD" office:value="8.6" calcext:value-type="currency">
            <text:p>$8.60</text:p>
          </table:table-cell>
          <table:table-cell table:style-name="ce65" table:formula="of:=IF(NOT(ISBLANK([.A9])); ([.L9]*[.D9])*[.C9];&quot;&quot;)" office:value-type="currency" office:currency="AUD" office:value="8.6" calcext:value-type="currency">
            <text:p>$8.6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4" office:value-type="string" calcext:value-type="string">
            <text:p>19 x 6 x 6mm Bearin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Bearings for the wind speed and direction sensor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356554" calcext:value-type="float">
            <text:p>35655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richmond-19-x-6-x-6mm-rubber-sealed-precision-bearing-4-pack_p0356554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375" calcext:value-type="currency">
            <text:p>$1.38</text:p>
          </table:table-cell>
          <table:table-cell table:style-name="ce18" table:formula="of:=IF(NOT(ISBLANK([.A10])); ([.L10]*[.D10])*[.C10];&quot;&quot;)" office:value-type="currency" office:currency="AUD" office:value="5.5" calcext:value-type="currency">
            <text:p>$5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8" calcext:value-type="float">
            <text:p>8</text:p>
          </table:table-cell>
          <table:table-cell table:style-name="ce15" office:value-type="string" calcext:value-type="string">
            <text:p>Conduit Adapter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65" calcext:value-type="float">
            <text:p>433086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0mm-adaptor-with-lock-ring-20mm_p4330865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.11" calcext:value-type="currency">
            <text:p>$1.11</text:p>
          </table:table-cell>
          <table:table-cell table:style-name="ce65" table:formula="of:=IF(NOT(ISBLANK([.A11])); ([.L11]*[.D11])*[.C11];&quot;&quot;)" office:value-type="currency" office:currency="AUD" office:value="5.55" calcext:value-type="currency">
            <text:p>$5.55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9" calcext:value-type="float">
            <text:p>9</text:p>
          </table:table-cell>
          <table:table-cell table:style-name="ce14" office:value-type="string" calcext:value-type="string">
            <text:p>Conduit Elbow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793" calcext:value-type="float">
            <text:p>4330793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25mm-conduit-elbow-bend_p4330793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.7" calcext:value-type="currency">
            <text:p>$1.70</text:p>
          </table:table-cell>
          <table:table-cell table:style-name="ce18" table:formula="of:=IF(NOT(ISBLANK([.A12])); ([.L12]*[.D12])*[.C12];&quot;&quot;)" office:value-type="currency" office:currency="AUD" office:value="1.7" calcext:value-type="currency">
            <text:p>$1.7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Conduit Inspection Te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/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Bunnings</text:p>
          </table:table-cell>
          <table:table-cell table:style-name="ce8" office:value-type="float" office:value="4330801" calcext:value-type="float">
            <text:p>433080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www.bunnings.com.au/deta-25mm-inspection-tee-conduit_p4330801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2.66" calcext:value-type="currency">
            <text:p>$2.66</text:p>
          </table:table-cell>
          <table:table-cell table:style-name="ce65" table:formula="of:=IF(NOT(ISBLANK([.A13])); ([.L13]*[.D13])*[.C13];&quot;&quot;)" office:value-type="currency" office:currency="AUD" office:value="2.66" calcext:value-type="currency">
            <text:p>$2.66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Weatherproof Junction Box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/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Bunnings</text:p>
          </table:table-cell>
          <table:table-cell table:style-name="ce9" office:value-type="float" office:value="4330859" calcext:value-type="float">
            <text:p>4330859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bunnings.com.au/deta-108mm-weatherproof-junction-box-ip56-108-x-108-x-76mm_p4330859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3.36" calcext:value-type="currency">
            <text:p>$13.36</text:p>
          </table:table-cell>
          <table:table-cell table:style-name="ce18" table:formula="of:=IF(NOT(ISBLANK([.A14])); ([.L14]*[.D14])*[.C14];&quot;&quot;)" office:value-type="currency" office:currency="AUD" office:value="13.36" calcext:value-type="currency">
            <text:p>$13.36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Melexis Through Hole Hall Effect Sensor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5" office:value-type="string" calcext:value-type="string">
            <text:p>US1881: Latched hall-effect sensor</text:p>
          </table:table-cell>
          <table:table-cell table:style-name="ce8" office:value-type="string" calcext:value-type="string">
            <text:p>TO-92</text:p>
          </table:table-cell>
          <table:table-cell table:style-name="ce8" office:value-type="string" calcext:value-type="string">
            <text:p>RS Components</text:p>
          </table:table-cell>
          <table:table-cell table:style-name="ce8" office:value-type="string" calcext:value-type="string">
            <text:p>194-296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au.rs-online.com/web/p/motion-sensor-ics/1942962?searchId=a58a7402-da3c-4acc-97b0-73d81d61bae4&amp;gb=s" xlink:type="simple">Click Here</text:a></text:p>
          </table:table-cell>
          <table:table-cell table:style-name="ce8" office:value-type="string" calcext:value-type="string">
            <text:p><text:a xlink:href="https://docs.rs-online.com/0c5f/A700000006488865.pdf" xlink:type="simple">Click Here</text:a></text:p>
          </table:table-cell>
          <table:table-cell table:style-name="ce19" office:value-type="currency" office:currency="AUD" office:value="0.782" calcext:value-type="currency">
            <text:p>$0.78</text:p>
          </table:table-cell>
          <table:table-cell table:style-name="ce19" table:formula="of:=IF(NOT(ISBLANK([.A15])); ([.L15]*[.D15])*[.C15];&quot;&quot;)" office:value-type="currency" office:currency="AUD" office:value="7.82" calcext:value-type="currency">
            <text:p>$7.82</text:p>
          </table:table-cell>
          <table:table-cell table:style-name="ce25" office:value-type="float" office:value="1" calcext:value-type="float">
            <text:p>1.0</text:p>
          </table:table-cell>
          <table:table-cell table:style-name="ce15" office:value-type="string" calcext:value-type="string">
            <text:p>Used for speed sensing</text:p>
          </table:table-cell>
          <table:table-cell table:number-columns-repeated="16369"/>
        </table:table-row>
        <table:table-row table:style-name="ro5">
          <table:table-cell table:style-name="ce7" office:value-type="float" office:value="13" calcext:value-type="float">
            <text:p>13</text:p>
          </table:table-cell>
          <table:table-cell table:style-name="ce14" office:value-type="string" calcext:value-type="string">
            <text:p>SN74HC165N 8-bit Parallel-Load Shift Regist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Shift register used in wind vane for cardinal directions</text:p>
          </table:table-cell>
          <table:table-cell table:style-name="ce9" office:value-type="string" calcext:value-type="string">
            <text:p>DIP</text:p>
          </table:table-cell>
          <table:table-cell table:style-name="ce9" office:value-type="string" calcext:value-type="string">
            <text:p>Amazon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gp/product/B0D314YPZK/ref=ppx_od_dt_b_asin_title_s00?ie=UTF8&amp;psc=1" xlink:type="simple">Click Here</text:a></text:p>
          </table:table-cell>
          <table:table-cell table:style-name="ce9" office:value-type="string" calcext:value-type="string">
            <text:p><text:a xlink:href="https://www.ti.com/lit/ds/symlink/sn74hc165.pdf?ts=1732246880337&amp;ref_url=https%253A%252F%252Fwww.ti.com%252Fproduct%252FSN74HC165%253FkeyMatch%253D74hc165%2526tisearch%253Duniversal_search%2526usecase%253Dpartmatches" xlink:type="simple">Click Here</text:a></text:p>
          </table:table-cell>
          <table:table-cell table:style-name="ce20" office:value-type="currency" office:currency="AUD" office:value="0.6436" calcext:value-type="currency">
            <text:p>$0.64</text:p>
          </table:table-cell>
          <table:table-cell table:style-name="ce18" table:formula="of:=IF(NOT(ISBLANK([.A16])); ([.L16]*[.D16])*[.C16];&quot;&quot;)" office:value-type="currency" office:currency="AUD" office:value="16.09" calcext:value-type="currency">
            <text:p>$16.09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4" calcext:value-type="float">
            <text:p>14</text:p>
          </table:table-cell>
          <table:table-cell table:style-name="ce15" office:value-type="string" calcext:value-type="string">
            <text:p>Sunflower: Solar Power Manager 5V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olar Power Manager with MPPT function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DFR0559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sunflower-solar-power-manager-5v.html" xlink:type="simple">Click Here</text:a></text:p>
          </table:table-cell>
          <table:table-cell table:style-name="ce8" office:value-type="string" calcext:value-type="string">
            <text:p><text:a xlink:href="https://wiki.dfrobot.com/Solar_Power_Manager_5V_SKU__DFR0559" xlink:type="simple">Click Here</text:a></text:p>
          </table:table-cell>
          <table:table-cell table:style-name="ce19" office:value-type="currency" office:currency="AUD" office:value="12.95" calcext:value-type="currency">
            <text:p>$12.95</text:p>
          </table:table-cell>
          <table:table-cell table:style-name="ce19" table:formula="of:=IF(NOT(ISBLANK([.A17])); ([.L17]*[.D17])*[.C17];&quot;&quot;)" office:value-type="currency" office:currency="AUD" office:value="12.95" calcext:value-type="currency">
            <text:p>$12.95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5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LM2596S Step-Down conver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Step down to protect solar manager from panel over voltage</text:p>
          </table:table-cell>
          <table:table-cell table:style-name="ce9" office:value-type="string" calcext:value-type="string">
            <text:p>Breakout Board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5572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adjustable-switching-power-supply-module-in-4v-35v-out-1-5v-30v-lm2596s.html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3.05" calcext:value-type="currency">
            <text:p>$3.05</text:p>
          </table:table-cell>
          <table:table-cell table:style-name="ce18" table:formula="of:=IF(NOT(ISBLANK([.A18])); ([.L18]*[.D18])*[.C18];&quot;&quot;)" office:value-type="currency" office:currency="AUD" office:value="3.05" calcext:value-type="currency">
            <text:p>$3.05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4">
          <table:table-cell table:style-name="ce8" office:value-type="float" office:value="16" calcext:value-type="float">
            <text:p>16</text:p>
          </table:table-cell>
          <table:table-cell table:style-name="ce15" office:value-type="string" calcext:value-type="string">
            <text:p>1W 90x100 Solar Panel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Used to power weather station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SS313070005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1w-solar-panel-80x100-seeed-studio.html" xlink:type="simple">Click Here</text:a></text:p>
          </table:table-cell>
          <table:table-cell table:style-name="ce8" office:value-type="string" calcext:value-type="string">
            <text:p>N/A</text:p>
          </table:table-cell>
          <table:table-cell table:style-name="ce19" office:value-type="currency" office:currency="AUD" office:value="10.6" calcext:value-type="currency">
            <text:p>$10.60</text:p>
          </table:table-cell>
          <table:table-cell table:style-name="ce19" table:formula="of:=IF(NOT(ISBLANK([.A19])); ([.L19]*[.D19])*[.C19];&quot;&quot;)" office:value-type="currency" office:currency="AUD" office:value="21.2" calcext:value-type="currency">
            <text:p>$21.2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iPo 3.7V 1100mAh Batter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Used for night operations of weather station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4377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polymer-lithium-ion-battery-1000mah-38458.html" xlink:type="simple">Click Here</text:a></text:p>
          </table:table-cell>
          <table:table-cell table:style-name="ce9" office:value-type="string" calcext:value-type="string">
            <text:p>N/A</text:p>
          </table:table-cell>
          <table:table-cell table:style-name="ce20" office:value-type="currency" office:currency="AUD" office:value="10.5" calcext:value-type="currency">
            <text:p>$10.50</text:p>
          </table:table-cell>
          <table:table-cell table:style-name="ce18" table:formula="of:=IF(NOT(ISBLANK([.A20])); ([.L20]*[.D20])*[.C20];&quot;&quot;)" office:value-type="currency" office:currency="AUD" office:value="10.5" calcext:value-type="currency">
            <text:p>$10.50</text:p>
          </table:table-cell>
          <table:table-cell table:style-name="ce26" office:value-type="float" office:value="1" calcext:value-type="float">
            <text:p>1.0</text:p>
          </table:table-cell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15" office:value-type="string" calcext:value-type="string">
            <text:p>LD1117V33 3.3V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For 3.3V devices</text:p>
          </table:table-cell>
          <table:table-cell table:style-name="ce8" office:value-type="string" calcext:value-type="string">
            <text:p>TO-220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OM-005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voltage-regulator-3-3v.html" xlink:type="simple">Click Here</text:a></text:p>
          </table:table-cell>
          <table:table-cell table:style-name="ce8" office:value-type="string" calcext:value-type="string">
            <text:p><text:a xlink:href="https://core-electronics.com.au/attachments/localcontent/LD1117V33_100254b736f.pdf" xlink:type="simple">Click Here</text:a></text:p>
          </table:table-cell>
          <table:table-cell table:style-name="ce19" office:value-type="currency" office:currency="AUD" office:value="3.5" calcext:value-type="currency">
            <text:p>$3.50</text:p>
          </table:table-cell>
          <table:table-cell table:style-name="ce19" table:formula="of:=IF(NOT(ISBLANK([.A21])); ([.L21]*[.D21])*[.C21];&quot;&quot;)" office:value-type="currency" office:currency="AUD" office:value="3.5" calcext:value-type="currency">
            <text:p>$3.50</text:p>
          </table:table-cell>
          <table:table-cell table:style-name="ce25" office:value-type="float" office:value="1" calcext:value-type="float">
            <text:p>1.0</text:p>
          </table:table-cell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19" calcext:value-type="float">
            <text:p>19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7" office:value-type="float" office:value="21" calcext:value-type="float">
            <text:p>21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15"/>
          <table:table-cell table:style-name="ce8" table:number-columns-repeated="2"/>
          <table:table-cell table:style-name="ce15"/>
          <table:table-cell table:style-name="ce8" table:number-columns-repeated="6"/>
          <table:table-cell table:style-name="ce19" table:number-columns-repeated="2"/>
          <table:table-cell table:style-name="ce25"/>
          <table:table-cell table:style-name="ce15"/>
          <table:table-cell table:number-columns-repeated="16369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4"/>
          <table:table-cell table:style-name="ce9" table:number-columns-repeated="2"/>
          <table:table-cell table:style-name="ce14"/>
          <table:table-cell table:style-name="ce9" table:number-columns-repeated="6"/>
          <table:table-cell table:style-name="ce20" table:number-columns-repeated="2"/>
          <table:table-cell table:style-name="ce26"/>
          <table:table-cell table:style-name="ce14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51])" office:value-type="currency" office:currency="AUD" office:value="151.45" calcext:value-type="currency">
            <text:p>$151.45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2])); [.L32]*[.C3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3])); [.L33]*[.C3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4])); [.L34]*[.C3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5])); [.L35]*[.C3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 table:number-columns-repeated="2"/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7])); [.L37]*[.C3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8])); [.L38]*[.C3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9])); [.L39]*[.C3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0])); [.L40]*[.C4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1])); [.L41]*[.C41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2])); [.L42]*[.C4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3])); [.L43]*[.C43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4])); [.L44]*[.C44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5])); [.L45]*[.C45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6])); [.L46]*[.C46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7])); [.L47]*[.C47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48])); [.L48]*[.C48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49])); [.L49]*[.C49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0])); [.L50]*[.C50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51])); [.L51]*[.C5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13:22:10.3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1-24T13:28:07.349000000</dc:date>
    <meta:editing-duration>PT11H53M27S</meta:editing-duration>
    <meta:editing-cycles>113</meta:editing-cycles>
    <meta:generator>LibreOffice/24.8.3.2$Windows_X86_64 LibreOffice_project/48a6bac9e7e268aeb4c3483fcf825c94556d9f92</meta:generator>
    <meta:document-statistic meta:table-count="2" meta:cell-count="423" meta:object-count="0"/>
  </office:meta>
</office:document-meta>
</file>